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ize="18pt" style:font-size-asian="18pt" style:font-size-complex="18pt"/>
    </style:style>
    <style:style style:name="P2" style:parent-style-name="Standard" style:family="paragraph">
      <style:text-properties fo:font-size="18pt" style:font-size-asian="18pt" style:font-size-complex="18pt"/>
    </style:style>
    <style:style style:name="P3" style:parent-style-name="Standard" style:family="paragraph">
      <style:text-properties fo:font-size="18pt" style:font-size-asian="18pt" style:font-size-complex="18pt"/>
    </style:style>
    <style:style style:name="P4" style:parent-style-name="Standard" style:family="paragraph">
      <style:text-properties fo:font-size="18pt" style:font-size-asian="18pt" style:font-size-complex="18pt"/>
    </style:style>
    <style:style style:name="P5" style:parent-style-name="Standard" style:family="paragraph">
      <style:text-properties fo:font-size="18pt" style:font-size-asian="18pt" style:font-size-complex="18pt"/>
    </style:style>
    <style:style style:name="T6" style:parent-style-name="DefaultParagraphFont" style:family="text">
      <style:text-properties fo:font-size="18pt" style:font-size-asian="18pt" style:font-size-complex="18pt"/>
    </style:style>
    <style:style style:name="T7" style:parent-style-name="DefaultParagraphFont" style:family="text">
      <style:text-properties fo:font-size="18pt" style:font-size-asian="18pt" style:font-size-complex="18pt"/>
    </style:style>
  </office:automatic-styles>
  <office:body>
    <office:text text:use-soft-page-breaks="true">
      <text:p text:style-name="P1">The book “The interpretation of the New Testament by Stephen Neil” is an interesting and informative book. It was written in the 1960s so is a little dated now. But it does give a good exposition of the state of Christian<text:s/>scholarship here in England at that time. Where were now,if anywhere is any bodies guess. As I go through the book I will put links to the various authors that Stephen Neil mentions.</text:p>
      <text:p text:style-name="P2"/>
      <text:p text:style-name="P3">9 Jan 2023 Monday</text:p>
      <text:p text:style-name="P4"/>
      <text:p text:style-name="P5">This book is quite a book. Some people would say it is irrelevant. All one needs is the Bible itself.<text:s/>If that statement is true, then only speak to me in the Words of the Bible. How is the Truth of any none empirically verifiable statement to be determined?<text:s/>If I say that water boils at 100centigrade at a certain air pressure, this statement can be verified. But if I say that “Jesus is Lord” how may this statement be ascertained? Surely it is not enough to say it is in the Bible? For a Christian believer then this may be valid, but not for anyone else.<text:s/></text:p>
      <text:p text:style-name="Standard"><text:span text:style-name="T6">Or one just accepts that there are as many versions of any creed as there are adherents to that creed? There are then no absolutes at all. Only personal opinions. Each person wants to be God. Each person wants there own will to be done.<text:s/></text:span><text:span text:style-name="T7">However given the existence of God. But then He is remarkably silent. Or has He indeed in these last days spoken to us by His Son?<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ichael falconer</dc:creator>
    <meta:creation-date>2022-05-30T09:51:00Z</meta:creation-date>
    <dc:date>2023-01-09T11:58:00Z</dc:date>
    <meta:template xlink:href="Normal.dotm" xlink:type="simple"/>
    <meta:editing-cycles>2</meta:editing-cycles>
    <meta:editing-duration>PT4920S</meta:editing-duration>
    <meta:document-statistic meta:page-count="1" meta:paragraph-count="2" meta:word-count="201" meta:character-count="1351" meta:row-count="9" meta:non-whitespace-character-count="1152"/>
  </office:meta>
</office:document-meta>
</file>